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officeooo:paragraph-rsid="0012b116"/>
    </style:style>
    <style:style style:name="P5"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e007"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11" style:family="paragraph" style:parent-style-name="Standard">
      <style:paragraph-properties fo:text-align="start" style:justify-single-word="false"/>
      <style:text-properties officeooo:rsid="0013927c" officeooo:paragraph-rsid="0013927c"/>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17cbfb"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officeooo:rsid="001585c6"/>
    </style:style>
    <style:style style:name="T7" style:family="text">
      <style:text-properties officeooo:rsid="00171247"/>
    </style:style>
    <style:style style:name="T8" style:family="text">
      <style:text-properties officeooo:rsid="0017db8f"/>
    </style:style>
    <style:style style:name="T9" style:family="text">
      <style:text-properties officeooo:rsid="001aca25"/>
    </style:style>
    <style:style style:name="T10" style:family="text">
      <style:text-properties officeooo:rsid="001c85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explicatif</text:p>
      <text:p text:style-name="P3"/>
      <text:p text:style-name="P3">Introduction</text:p>
      <text:p text:style-name="P5"/>
      <text:p text:style-name="P5">L’archive rendue contient, le code source du projet (<text:span text:style-name="T7">dans le </text:span>dossier « src »), la javadoc, générée par Eclipse, documentant les méthodes publique<text:span text:style-name="T7">s</text:span> (<text:span text:style-name="T7">dans le </text:span>dossier « doc ») ainsi que ce document explicatif.</text:p>
      <text:p text:style-name="P7"/>
      <text:p text:style-name="P2">Interprétation du sujet</text:p>
      <text:p text:style-name="P7"/>
      <text:p text:style-name="P4"><text:span text:style-name="T2">Le programme rendu intègre presque toutes les fonctionnalités attendues par le sujet. </text:span></text:p>
      <text:p text:style-name="P4"><text:span text:style-name="T2">En effet, le programme peut être utilisé en mode graphique ainsi qu’en mode terminal. L’export au format PNG depuis la ligne de commande est aussi fonctionnel et nous avons ajouté la possibilité de faire cet export depuis l’interface graphique. </text:span></text:p>
      <text:p text:style-name="P4"><text:span text:style-name="T2">Il est également possible de</text:span> choisir les paramètres de l’image sans recompiler le logiciel <text:span text:style-name="T1">avec l’usage des arguments, en mode terminal, et des différents contrôles, en mode graphique.</text:span></text:p>
      <text:p text:style-name="P11"><text:span text:style-name="T9">En revanche</text:span>, le programme permet seulement de dessiner des ensembles de Julia quadratique<text:span text:style-name="T8">s</text:span> et le calcul de <text:span text:style-name="T10">ceux-ci</text:span> ne se fait par sur un thread <text:span text:style-name="T8">différent</text:span>.</text:p>
      <text:p text:style-name="P11"/>
      <text:p text:style-name="P11">Pour tracer les ensembles de Julia quadratiques, nous avons ainsi repris l’algorithme suggéré dans le sujet.</text:p>
      <text:p text:style-name="P11"/>
      <text:p text:style-name="P11">Au niveau des choix technologiques, nous avons choisi d’utiliser la bibliothèque Swing plutôt que JavaFX car nous avions plus d’expérience sur celle-ci.</text:p>
      <text:p text:style-name="P7"/>
      <text:p text:style-name="P2">Explication</text:p>
      <text:p text:style-name="P7"/>
      <text:p text:style-name="P9">Compilation</text:p>
      <text:p text:style-name="P9"/>
      <text:p text:style-name="P9">Exécution</text:p>
      <text:p text:style-name="P8"/>
      <text:p text:style-name="P2">Mode d’emploi</text:p>
      <text:p text:style-name="P5"/>
      <text:p text:style-name="P9">Choix de l’interface</text:p>
      <text:p text:style-name="P9"><text:span text:style-name="T4"/></text:p>
      <text:p text:style-name="P9"><text:span text:style-name="T4">Pour lancer le programme en mode terminal, il suffit de rentrer le nom de l’exécutable, </text:span><text:span text:style-name="T5">compilé auparavant,</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ouvrir une invite de commande, rentrer le nom de l’exécutable ainsi que le paramètre « g » (pour GUI). Cela ouvrira ainsi une nouvelle fenêtre graphique.</text:span></text:p>
      <text:p text:style-name="P9"><text:span text:style-name="T5"/></text:p>
      <text:p text:style-name="P10">Terminal</text:p>
      <text:p text:style-name="P10"/>
      <text:p text:style-name="P10">Interface graphique</text:p>
      <text:p text:style-name="P10"/>
      <text:p text:style-name="P6">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text:soft-page-break/>« Zoom out », et de se déplacer sur l’ensemble de Julia dessiné grâce aux flèches directionnelles. Le nombre d’itérations peut aussi <text:span text:style-name="T6">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8-12-30T23:28:47.281840489</dc:date>
    <meta:editing-duration>PT11M19S</meta:editing-duration>
    <meta:editing-cycles>12</meta:editing-cycles>
    <meta:generator>LibreOffice/5.2.7.2$Linux_X86_64 LibreOffice_project/20m0$Build-2</meta:generator>
    <meta:document-statistic meta:table-count="0" meta:image-count="0" meta:object-count="0" meta:page-count="2" meta:paragraph-count="19" meta:word-count="407" meta:character-count="2505" meta:non-whitespace-character-count="2115"/>
  </office:meta>
</office:document-meta>
</file>